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5.6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3399ff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ackground-color="#3399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Consola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1.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(a∧b)∨(!a∨b)</text:p>
          </table:table-cell>
          <table:table-cell table:number-columns-repeated="5"/>
        </table:table-row>
        <table:table-row table:style-name="ro4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1.2</text:p>
          </table:table-cell>
          <table:table-cell table:number-columns-repeated="2"/>
          <table:table-cell table:style-name="ce3" office:value-type="string">
            <text:p>Exercice 1.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!(a∧!b)∨(!a∨b)</text:p>
          </table:table-cell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(a∧c)∨(!a∨b)∧!(c∨!b)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number-columns-repeated="4"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number-columns-repeated="4" table:style-name="ce2" office:value-type="float" office:value="1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2.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(a∧b)∨( !a ∧ !b)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2.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(a∧b)∨(a ∧ !b)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4.10.2017</text:date>, <text:time>10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09:51:47.38</meta:creation-date>
    <dc:date>2017-10-04T10:32:05.20</dc:date>
    <dc:creator>Duncan Bourquard</dc:creator>
    <meta:editing-duration>PT53M23S</meta:editing-duration>
    <meta:editing-cycles>18</meta:editing-cycles>
    <meta:generator>OpenOffice/4.1.3$Win32 OpenOffice.org_project/413m1$Build-9783</meta:generator>
    <meta:document-statistic meta:table-count="3" meta:cell-count="101" meta:object-count="0"/>
  </office:meta>
</office:document-meta>
</file>